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Come, All Ye Faithful</text:p>
      <text:p text:style-name="P1"/>
      <text:p text:style-name="P3">O come, all ye faithful, joyful and triumphant,</text:p>
      <text:p text:style-name="P3">O come ye, O come ye to Bethlehem;</text:p>
      <text:p text:style-name="P3">Come and behold Him born the King of angels;</text:p>
      <text:p text:style-name="P3"/>
      <text:p text:style-name="P3">Sing, choirs of angels, sing in exultation,</text:p>
      <text:p text:style-name="P3">O sing, all ye bright hosts of heav'n above;</text:p>
      <text:p text:style-name="P3">Glory to God, all glory in the highest;</text:p>
      <text:p text:style-name="P3"/>
      <text:p text:style-name="P3">Yea, Lord we greet Thee, born this happy morning,</text:p>
      <text:p text:style-name="P3">Jesus, to Thee be all glory giv'n;</text:p>
      <text:p text:style-name="P3">Word of the Father, now in flesh appearing.</text:p>
      <text:p text:style-name="P3"/>
      <text:p text:style-name="P4">O come let us adore Him,</text:p>
      <text:p text:style-name="P4">O come let us adore Him,</text:p>
      <text:p text:style-name="P4">O come let us adore Him,</text:p>
      <text:p text:style-name="P4">Christ the Lord.</text:p>
      <text:p text:style-name="P3"/>
      <text:p text:style-name="P3"/>
      <text:p text:style-name="P3">Composer: </text:p>
      <text:p text:style-name="P3">Lyricist: </text:p>
      <text:p text:style-name="P3">Copyright:</text:p>
      <text:p text:style-name="P3">Year: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0T18:50:30</meta:creation-date>
    <meta:editing-duration>PT7M15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19" meta:word-count="104" meta:character-count="530"/>
    <dc:date>2018-11-10T18:57:43</dc:date>
    <dc:creator>Hank Warren</dc:creator>
    <meta:template xlink:type="simple" xlink:actuate="onRequest" xlink:title="TubaHymn" xlink:href="../../../../Library/Application%20Support/OpenOffice/4/user/template/TubaHymn.ott" meta:date="2018-11-10T18:50:30"/>
  </office:meta>
</office:document-meta>
</file>